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46bd" officeooo:paragraph-rsid="001946bd"/>
    </style:style>
    <style:style style:name="P2" style:family="paragraph" style:parent-style-name="Standard">
      <style:text-properties officeooo:rsid="001acde2" officeooo:paragraph-rsid="001acde2"/>
    </style:style>
    <style:style style:name="P3" style:family="paragraph" style:parent-style-name="Standard">
      <style:text-properties officeooo:rsid="001acde2" officeooo:paragraph-rsid="001b8a7d"/>
    </style:style>
    <style:style style:name="P4" style:family="paragraph" style:parent-style-name="Standard">
      <style:text-properties officeooo:rsid="001acde2" officeooo:paragraph-rsid="001c3a49"/>
    </style:style>
    <style:style style:name="P5" style:family="paragraph" style:parent-style-name="Standard">
      <style:text-properties officeooo:rsid="001acde2" officeooo:paragraph-rsid="002009bc"/>
    </style:style>
    <style:style style:name="P6" style:family="paragraph" style:parent-style-name="Standard">
      <style:text-properties style:text-underline-style="none" fo:font-weight="normal" officeooo:rsid="001946bd" officeooo:paragraph-rsid="001946b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cde2" officeooo:paragraph-rsid="001acde2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acde2" officeooo:paragraph-rsid="00235a4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b0789" style:font-weight-asian="normal" style:font-weight-complex="normal"/>
    </style:style>
    <style:style style:name="T6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officeooo:rsid="00219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1693894921"/>yrb_customer(<text:span text:style-name="T1">cid,</text:span><text:span text:style-name="T3"> name, city)</text:span></text:p>
      <text:p text:style-name="P1"><text:span text:style-name="T3">yrb_club(</text:span><text:span text:style-name="T1">club,</text:span><text:span text:style-name="T3"> desc)</text:span></text:p>
      <text:p text:style-name="P1"><text:span text:style-name="T3">yrb_member(</text:span><text:span text:style-name="T2">club, cid</text:span><text:span text:style-name="T4">)</text:span></text:p>
      <text:p text:style-name="P1"><text:span text:style-name="T4">yrb_category(</text:span><text:span text:style-name="T2">cat</text:span><text:span text:style-name="T4">)</text:span></text:p>
      <text:p text:style-name="P1"><text:span text:style-name="T4">yrb_book(</text:span><text:span text:style-name="T2">title, year,</text:span><text:span text:style-name="T4"> language, cat, weight)</text:span></text:p>
      <text:p text:style-name="P1"><text:span text:style-name="T4">yrb_offer(</text:span><text:span text:style-name="T2">club, title, year,</text:span><text:span text:style-name="T4"> price)</text:span></text:p>
      <text:p text:style-name="P1"><text:span text:style-name="T4">yrb_purchase(</text:span><text:span text:style-name="T2">cid, club, title, year, when,</text:span><text:span text:style-name="T4"> qnty)</text:span></text:p>
      <text:p text:style-name="P1"><text:span text:style-name="T4">yrb_shipping(</text:span><text:span text:style-name="T2">weight,</text:span><text:span text:style-name="T4"> cost)</text:span><text:bookmark-end text:name="__DdeLink__0_1693894921"/></text:p>
      <text:p text:style-name="P6"/>
      <text:p text:style-name="P2"><text:span text:style-name="T4">1. </text:span><text:span text:style-name="T6">√</text:span></text:p>
      <text:p text:style-name="P2"><text:span text:style-name="T4">2. </text:span><text:span text:style-name="T5">(tricky wording)</text:span></text:p>
      <text:p text:style-name="P2"><text:span text:style-name="T4">3. </text:span><text:bookmark-start text:name="__DdeLink__5_1693894921"/><text:bookmark-start text:name="__DdeLink__3_1693894921"/><text:span text:style-name="T6">√</text:span><text:bookmark-end text:name="__DdeLink__5_1693894921"/><text:bookmark-end text:name="__DdeLink__3_1693894921"/></text:p>
      <text:p text:style-name="P4"><text:span text:style-name="T4">4. </text:span><text:bookmark-start text:name="__DdeLink__7_1693894921"/><text:span text:style-name="T6">√</text:span><text:bookmark-end text:name="__DdeLink__7_1693894921"/></text:p>
      <text:p text:style-name="P7">5.</text:p>
      <text:p text:style-name="P3"><text:span text:style-name="T4">6. </text:span><text:span text:style-name="T6">√</text:span></text:p>
      <text:p text:style-name="P7">7. <text:span text:style-name="T8">AARP not showing for “Vampires among us” (tied with Basic)</text:span></text:p>
      <text:p text:style-name="P5"><text:span text:style-name="T4">8. </text:span><text:bookmark-start text:name="__DdeLink__130_673196530"/><text:span text:style-name="T6">√</text:span><text:bookmark-end text:name="__DdeLink__130_673196530"/></text:p>
      <text:p text:style-name="P7">9.</text:p>
      <text:p text:style-name="P8">10. <text:span text:style-name="T7">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45:59.469276108</meta:creation-date>
    <dc:date>2017-03-06T15:01:09.952202313</dc:date>
    <meta:editing-duration>PT2H3M31S</meta:editing-duration>
    <meta:editing-cycles>12</meta:editing-cycles>
    <meta:generator>LibreOffice/5.2.0.4$Linux_X86_64 LibreOffice_project/066b007f5ebcc236395c7d282ba488bca6720265</meta:generator>
    <meta:document-statistic meta:table-count="0" meta:image-count="0" meta:object-count="0" meta:page-count="1" meta:paragraph-count="18" meta:word-count="53" meta:character-count="349" meta:non-whitespace-character-count="314"/>
  </office:meta>
</office:document-meta>
</file>